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514c" officeooo:paragraph-rsid="0000514c"/>
    </style:style>
    <style:style style:name="P2" style:family="paragraph" style:parent-style-name="Standard">
      <style:text-properties officeooo:rsid="0028f2ad" officeooo:paragraph-rsid="0000514c"/>
    </style:style>
    <style:style style:name="P3" style:family="paragraph" style:parent-style-name="Standard">
      <style:text-properties officeooo:rsid="00020274" officeooo:paragraph-rsid="0000514c"/>
    </style:style>
    <style:style style:name="T1" style:family="text">
      <style:text-properties officeooo:rsid="00020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used</text:p>
      <text:p text:style-name="P1"/>
      <text:p text:style-name="P2"><text:span text:style-name="T1">1. </text:span>print </text:p>
      <text:p text:style-name="P2"><text:span text:style-name="T1">2. </text:span>if </text:p>
      <text:p text:style-name="P2"><text:span text:style-name="T1">3. </text:span>elif </text:p>
      <text:p text:style-name="P2"><text:span text:style-name="T1">4. </text:span>else </text:p>
      <text:p text:style-name="P2"><text:span text:style-name="T1">5. </text:span>def </text:p>
      <text:p text:style-name="P2"><text:span text:style-name="T1">6. </text:span>float </text:p>
      <text:p text:style-name="P2"><text:span text:style-name="T1">7. </text:span>int </text:p>
      <text:p text:style-name="P2"><text:span text:style-name="T1">8. </text:span>str </text:p>
      <text:p text:style-name="P2"><text:span text:style-name="T1">9. </text:span>input </text:p>
      <text:p text:style-name="P3">10. Comments </text:p>
      <text:p text:style-name="P3">11. variable1 = input </text:p>
      <text:p text:style-name="P3">12. function()</text:p>
      <text:p text:style-name="P3">13. Defining an array </text:p>
      <text:p text:style-name="P3">14. append</text:p>
      <text:p text:style-name="P3">15. open </text:p>
      <text:p text:style-name="P3">16. .rea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0:24:57.643000000</meta:creation-date>
    <dc:date>2019-04-30T13:41:30.985000000</dc:date>
    <meta:editing-duration>PT34M26S</meta:editing-duration>
    <meta:editing-cycles>4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7" meta:word-count="38" meta:character-count="183" meta:non-whitespace-character-count="148"/>
  </office:meta>
</office:document-meta>
</file>